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Y</text:p>
          </table:table-cell>
          <table:table-cell table:style-name="ce1" office:value-type="string">
            <text:p>Y Offset</text:p>
          </table:table-cell>
          <table:table-cell table:style-name="ce1" office:value-type="string">
            <text:p>Dist (Cuml.)</text:p>
          </table:table-cell>
          <table:table-cell table:style-name="ce1" office:value-type="string">
            <text:p>Dist (Stag)</text:p>
          </table:table-cell>
          <table:table-cell office:value-type="string">
            <text:p>Angle (Far)</text:p>
          </table:table-cell>
          <table:table-cell office:value-type="string">
            <text:p>Angle (Cam)</text:p>
          </table:table-cell>
          <table:table-cell office:value-type="string">
            <text:p>Test Distance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A2]-[.$A$2]" office:value-type="float" office:value="0">
            <text:p>0</text:p>
          </table:table-cell>
          <table:table-cell office:value-type="float" office:value="120">
            <text:p>120</text:p>
          </table:table-cell>
          <table:table-cell table:formula="of:=[.C2]-[.C3]" office:value-type="float" office:value="30">
            <text:p>30</text:p>
          </table:table-cell>
          <table:table-cell table:style-name="ce2" table:formula="of:=ATAN(8/[.C2])*(180/3.14)" office:value-type="float" office:value="3.81600938842302">
            <text:p>4</text:p>
          </table:table-cell>
          <table:table-cell table:style-name="ce2" table:formula="of:=90-[.E2]" office:value-type="float" office:value="86.183990611577">
            <text:p>86</text:p>
          </table:table-cell>
          <table:table-cell table:style-name="ce3" table:formula="of:=[.$B$7]/TAN([.$C$9]+ATAN([.B2]/833))" office:value-type="float" office:value="114.463547027689">
            <text:p>114.4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A3]-[.$A$2]" office:value-type="float" office:value="5">
            <text:p>5</text:p>
          </table:table-cell>
          <table:table-cell office:value-type="float" office:value="90">
            <text:p>90</text:p>
          </table:table-cell>
          <table:table-cell table:formula="of:=[.C3]-[.C4]" office:value-type="float" office:value="30">
            <text:p>30</text:p>
          </table:table-cell>
          <table:table-cell table:style-name="ce2" table:formula="of:=ATAN(8/[.C3])*(180/3.14)" office:value-type="float" office:value="5.08218431087221">
            <text:p>5</text:p>
          </table:table-cell>
          <table:table-cell table:style-name="ce2" table:formula="of:=90-[.E3]" office:value-type="float" office:value="84.9178156891278">
            <text:p>85</text:p>
          </table:table-cell>
          <table:table-cell table:style-name="ce3" table:formula="of:=[.$B$7]/TAN([.$C$9]+ATAN([.B3]/833))" office:value-type="float" office:value="105.3664453801">
            <text:p>105.3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A4]-[.$A$2]"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[.C4]-[.C5]" office:value-type="float" office:value="30">
            <text:p>30</text:p>
          </table:table-cell>
          <table:table-cell table:style-name="ce2" table:formula="of:=ATAN(8/[.C4])*(180/3.14)" office:value-type="float" office:value="7.59849548197494">
            <text:p>8</text:p>
          </table:table-cell>
          <table:table-cell table:style-name="ce2" table:formula="of:=90-[.E4]" office:value-type="float" office:value="82.4015045180251">
            <text:p>82</text:p>
          </table:table-cell>
          <table:table-cell table:style-name="ce3" table:formula="of:=[.$B$7]/TAN([.$C$9]+ATAN([.B4]/833))" office:value-type="float" office:value="90.8995741558687">
            <text:p>90.9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[.A5]-[.$A$2]" office:value-type="float" office:value="45">
            <text:p>45</text:p>
          </table:table-cell>
          <table:table-cell office:value-type="float" office:value="30">
            <text:p>30</text:p>
          </table:table-cell>
          <table:table-cell table:formula="of:=[.C5]" office:value-type="float" office:value="30">
            <text:p>30</text:p>
          </table:table-cell>
          <table:table-cell table:style-name="ce2" table:formula="of:=ATAN(8/[.C5])*(180/3.14)" office:value-type="float" office:value="14.9389906097202">
            <text:p>15</text:p>
          </table:table-cell>
          <table:table-cell table:style-name="ce2" table:formula="of:=90-[.E5]" office:value-type="float" office:value="75.0610093902798">
            <text:p>75</text:p>
          </table:table-cell>
          <table:table-cell table:style-name="ce3" table:formula="of:=[.$B$7]/TAN([.$C$9]+ATAN([.B5]/833))" office:value-type="float" office:value="64.3177407159042">
            <text:p>64.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amHeight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grees</text:p>
          </table:table-cell>
          <table:table-cell office:value-type="string">
            <text:p>Radians</text:p>
          </table:table-cell>
          <table:table-cell table:number-columns-repeated="4"/>
        </table:table-row>
        <table:table-row table:style-name="ro1">
          <table:table-cell office:value-type="string">
            <text:p>Delta</text:p>
          </table:table-cell>
          <table:table-cell table:style-name="ce2" office:value-type="float" office:value="4">
            <text:p>4</text:p>
          </table:table-cell>
          <table:table-cell table:formula="of:=[.B9]*(3.14/180)" office:value-type="float" office:value="0.0697777777777778">
            <text:p>0.0697777777777778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de" fo:country="DE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0">03/30/2010</text:date>, <text:time>17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Stone</meta:initial-creator>
    <meta:creation-date>2010-03-25T16:02:21</meta:creation-date>
    <dc:date>2010-03-30T17:11:37</dc:date>
    <dc:creator>Andrew Stone</dc:creator>
    <meta:editing-duration>PT03H24M29S</meta:editing-duration>
    <meta:editing-cycles>10</meta:editing-cycles>
    <meta:generator>OpenOffice.org/3.2$Unix OpenOffice.org_project/320m12$Build-9483</meta:generator>
    <meta:document-statistic meta:table-count="3" meta:cell-count="42" meta:object-count="0"/>
  </office:meta>
</office:document-meta>
</file>